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Inter" svg:font-family="Inter, BlinkMacSystemFont, 'Segoe UI', Roboto, Oxygen, Ubuntu, Cantarell, 'Fira Sans', 'Droid Sans', 'Helvetica Neue', sans-sans"/>
    <style:font-face style:name="JetBrains Mono" svg:font-family="'JetBrains Mono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co" svg:font-family="Monaco, MonacoRegular, 'Courier New', monospac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fo:font-size="13pt" officeooo:rsid="000336e0" officeooo:paragraph-rsid="000974db" style:font-size-asian="13pt" style:font-size-complex="13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fo:font-size="13pt" officeooo:rsid="000336e0" officeooo:paragraph-rsid="000974db" style:font-size-asian="13pt" style:font-size-complex="13pt"/>
    </style:style>
    <style:style style:name="P3" style:family="paragraph">
      <style:paragraph-properties fo:text-align="center"/>
    </style:style>
    <style:style style:name="P4" style:family="paragraph">
      <loext:graphic-properties draw:fill-color="#ffe994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-color="#81d41a"/>
      <style:paragraph-properties fo:text-align="center"/>
    </style:style>
    <style:style style:name="P7" style:family="paragraph">
      <loext:graphic-properties draw:fill-color="#e0c2cd"/>
      <style:paragraph-properties fo:text-align="center"/>
    </style:style>
    <style:style style:name="P8" style:family="paragraph">
      <style:paragraph-properties style:writing-mode="lr-tb"/>
      <style:text-properties fo:font-size="12pt"/>
    </style:style>
    <style:style style:name="P9" style:family="paragraph">
      <style:paragraph-properties fo:text-align="center" style:writing-mode="lr-tb"/>
      <style:text-properties fo:font-size="12pt"/>
    </style:style>
    <style:style style:name="P10" style:family="paragraph">
      <loext:graphic-properties draw:fill-color="#ffe994"/>
      <style:paragraph-properties fo:text-align="center" style:writing-mode="lr-tb"/>
      <style:text-properties fo:font-size="12pt"/>
    </style:style>
    <style:style style:name="P11" style:family="paragraph">
      <style:paragraph-properties fo:text-align="start"/>
    </style:style>
    <style:style style:name="T1" style:family="text">
      <style:text-properties fo:font-variant="normal" fo:text-transform="none" fo:color="#808591" loext:opacity="100%" style:font-name="JetBrains Mono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808591" loext:opacity="100%" style:font-name="JetBrains Mono" fo:font-size="13pt" fo:letter-spacing="normal" fo:font-style="normal" fo:font-weight="normal" fo:background-color="transparent" loext:char-shading-value="0" style:font-size-asian="13pt" style:font-size-complex="13pt" loext:padding="0cm" loext:border="none"/>
    </style:style>
    <style:style style:name="T3" style:family="text">
      <style:text-properties fo:font-size="12pt"/>
    </style:style>
    <style:style style:name="gr1" style:family="graphic">
      <style:graphic-properties draw:marker-end="Extrémités_20_de_20_flèche_20_1" draw:fill-color="#ffe994" draw:textarea-horizontal-align="justify" draw:textarea-vertical-align="middle" draw:auto-grow-height="false" fo:min-height="1.244cm" fo:min-width="5.7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end="Extrémités_20_de_20_flèche_20_1" draw:fill-color="#ffe994" draw:textarea-horizontal-align="justify" draw:textarea-vertical-align="middle" draw:auto-grow-height="false" fo:min-height="1.376cm" fo:min-width="6.6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end="Extrémités_20_de_20_flèche_20_1" draw:fill-color="#ffe994" draw:textarea-horizontal-align="justify" draw:textarea-vertical-align="middle" draw:auto-grow-height="false" fo:min-height="1.376cm" fo:min-width="4.5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marker-end="Extrémités_20_de_20_flèche_20_1" draw:textarea-horizontal-align="justify" draw:textarea-vertical-align="middle" draw:auto-grow-height="false" fo:min-height="1.376cm" fo:min-width="3.2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marker-end="Extrémités_20_de_20_flèche_20_1" draw:fill-color="#ffe994" draw:textarea-horizontal-align="justify" draw:textarea-vertical-align="middle" draw:auto-grow-height="false" fo:min-height="1.323cm" fo:min-width="4.5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marker-end="Extrémités_20_de_20_flèche_20_1" draw:fill-color="#81d41a" draw:textarea-horizontal-align="justify" draw:textarea-vertical-align="middle" draw:auto-grow-height="false" fo:min-height="1.72cm" fo:min-width="12.0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marker-end="Extrémités_20_de_20_flèche_20_1" draw:textarea-horizontal-align="justify" draw:textarea-vertical-align="middle" draw:auto-grow-height="false" fo:min-height="2.884cm" fo:min-width="4.7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marker-end="Extrémités_20_de_20_flèche_20_1" draw:textarea-horizontal-align="justify" draw:textarea-vertical-align="middle" draw:auto-grow-height="false" fo:min-height="2.884cm" fo:min-width="5.29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marker-end="Extrémités_20_de_20_flèche_20_1" draw:textarea-horizontal-align="justify" draw:textarea-vertical-align="middle" draw:auto-grow-height="false" fo:min-height="1.667cm" fo:min-width="5.4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marker-end="Extrémités_20_de_20_flèche_20_1" draw:textarea-horizontal-align="justify" draw:textarea-vertical-align="middle" draw:auto-grow-height="false" fo:min-height="3.203cm" fo:min-width="4.1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marker-end="Extrémités_20_de_20_flèche_20_1" draw:textarea-horizontal-align="justify" draw:textarea-vertical-align="middle" draw:auto-grow-height="false" fo:min-height="1.164cm" fo:min-width="4.2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marker-end="Extrémités_20_de_20_flèche_20_1" draw:textarea-horizontal-align="justify" draw:textarea-vertical-align="middle" draw:auto-grow-height="false" fo:min-height="1.138cm" fo:min-width="4.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marker-end="Extrémités_20_de_20_flèche_20_1" draw:fill-color="#81d41a" draw:textarea-horizontal-align="justify" draw:textarea-vertical-align="middle" draw:auto-grow-height="false" fo:min-height="1.588cm" fo:min-width="10.39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marker-end="Extrémités_20_de_20_flèche_20_1" draw:textarea-horizontal-align="justify" draw:textarea-vertical-align="middle" draw:auto-grow-height="false" fo:min-height="0.953cm" fo:min-width="13.6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marker-end="Extrémités_20_de_20_flèche_20_1" draw:textarea-horizontal-align="justify" draw:textarea-vertical-align="middle" draw:auto-grow-height="false" fo:min-height="2.223cm" fo:min-width="6.6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marker-end="Extrémités_20_de_20_flèche_20_1" draw:textarea-horizontal-align="justify" draw:textarea-vertical-align="middle" draw:auto-grow-height="false" fo:min-height="1.561cm" fo:min-width="4.8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marker-end="Extrémités_20_de_20_flèche_20_1" draw:fill-color="#e0c2cd" draw:textarea-horizontal-align="justify" draw:textarea-vertical-align="middle" draw:auto-grow-height="false" fo:min-height="1.958cm" fo:min-width="12.5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marker-end="Extrémités_20_de_20_flèche_20_1" draw:textarea-horizontal-align="justify" draw:textarea-vertical-align="middle" draw:auto-grow-height="false" fo:min-height="1.536cm" fo:min-width="7.8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marker-end="Extrémités_20_de_20_flèche_20_1" draw:fill-color="#ffe994" draw:textarea-horizontal-align="justify" draw:textarea-vertical-align="middle" draw:auto-grow-height="false" fo:min-height="2.143cm" fo:min-width="5.3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marker-end="Extrémités_20_de_20_flèche_20_1" draw:fill-color="#ffe994" draw:textarea-horizontal-align="justify" draw:textarea-vertical-align="middle" draw:auto-grow-height="false" fo:min-height="1.138cm" fo:min-width="4.92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marker-end="Extrémités_20_de_20_flèche_20_1" draw:fill-color="#ffe994" draw:textarea-horizontal-align="justify" draw:textarea-vertical-align="middle" draw:auto-grow-height="false" fo:min-height="1.402cm" fo:min-width="5.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marker-end="Extrémités_20_de_20_flèche_20_1" draw:fill-color="#e0c2cd" draw:textarea-horizontal-align="justify" draw:textarea-vertical-align="middle" draw:auto-grow-height="false" fo:min-height="1.508cm" fo:min-width="13.4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svg:stroke-width="0.081cm" draw:marker-start-width="0.474cm" draw:marker-end="" draw:marker-end-width="0.474cm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marker-end="Extrémités_20_de_20_flèche_20_1" draw:textarea-horizontal-align="justify" draw:textarea-vertical-align="middle" draw:auto-grow-height="false" fo:min-height="1.508cm" fo:min-width="3.70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draw:marker-end="Extrémités_20_de_20_flèche_20_1" draw:textarea-horizontal-align="justify" draw:textarea-vertical-align="middle" draw:auto-grow-height="false" fo:min-height="1.561cm" fo:min-width="3.9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6" style:family="graphic">
      <style:graphic-properties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marker-end="Extrémités_20_de_20_flèche_20_1" draw:fill-color="#ffe994" draw:textarea-horizontal-align="justify" draw:textarea-vertical-align="middle" draw:auto-grow-height="false" fo:min-height="0.693cm" fo:min-width="3.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8" style:family="graphic">
      <style:graphic-properties draw:marker-end="Extrémités_20_de_20_flèche_20_1" draw:fill-color="#ffe994" draw:textarea-horizontal-align="justify" draw:textarea-vertical-align="middle" draw:auto-grow-height="false" fo:min-height="0.693cm" fo:min-width="3.2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9" style:family="graphic">
      <style:graphic-properties draw:marker-end="Extrémités_20_de_20_flèche_20_1" draw:fill-color="#ffe994" draw:textarea-horizontal-align="justify" draw:textarea-vertical-align="middle" draw:auto-grow-height="false" fo:min-height="1.826cm" fo:min-width="4.92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0" style:family="graphic">
      <style:graphic-properties draw:marker-end="Extrémités_20_de_20_flèche_20_1" draw:fill-color="#ffe994" draw:textarea-horizontal-align="justify" draw:textarea-vertical-align="middle" draw:auto-grow-height="false" fo:min-height="1.907cm" fo:min-width="4.738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31" style:family="graphic">
      <style:graphic-properties svg:stroke-color="#ffffff" draw:marker-end="" draw:fill-color="#e0c2cd" draw:textarea-horizontal-align="justify" draw:textarea-vertical-align="middle" draw:auto-grow-height="false" fo:min-height="1.429cm" fo:min-width="11.7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2" style:family="graphic">
      <style:graphic-properties draw:marker-end="Extrémités_20_de_20_flèche_20_1" draw:fill-color="#81d41a" draw:textarea-horizontal-align="justify" draw:textarea-vertical-align="middle" draw:auto-grow-height="false" fo:min-height="1.931cm" fo:min-width="7.1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3" style:family="graphic">
      <style:graphic-properties draw:marker-end="Extrémités_20_de_20_flèche_20_1" draw:fill-color="#ffe994" draw:textarea-horizontal-align="justify" draw:textarea-vertical-align="middle" draw:auto-grow-height="false" fo:min-height="3.016cm" fo:min-width="16.37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4" style:family="graphic">
      <style:graphic-properties draw:fill-color="#81d41a" draw:textarea-horizontal-align="justify" draw:textarea-vertical-align="middle" draw:auto-grow-height="false" fo:min-height="1.667cm" fo:min-width="6.6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ource_20_Text"><text:span text:style-name="T2"/></text:span></text:h>
      <text:p text:style-name="P2"><draw:custom-shape text:anchor-type="paragraph" draw:z-index="5" draw:name="Forme 6" draw:style-name="gr30" draw:text-style-name="P10" svg:width="4.739cm" svg:height="1.908cm" svg:x="1.342cm" svg:y="11.956cm"><text:p text:style-name="P9"><text:span text:style-name="T3">Photos et videos</text:span></text:p><text:p text:style-name="P9"><text:span text:style-name="T3">Video = image miniature</text:span></text:p><draw:enhanced-geometry svg:viewBox="0 0 21600 21600" draw:type="rectangle" draw:enhanced-path="M 0 0 L 21600 0 21600 21600 0 21600 0 0 Z N"/></draw:custom-shape><draw:custom-shape text:anchor-type="paragraph" draw:z-index="17" draw:name="Forme 14" draw:style-name="gr19" draw:text-style-name="P5" svg:width="5.326cm" svg:height="2.144cm" svg:x="12.719cm" svg:y="22.989cm"><text:p text:style-name="P3">Boutons de navigation gauche </text:p><text:p text:style-name="P3">et droite</text:p><draw:enhanced-geometry svg:viewBox="0 0 21600 21600" draw:type="rectangle" draw:enhanced-path="M 0 0 L 21600 0 21600 21600 0 21600 0 0 Z N"/></draw:custom-shape><draw:custom-shape text:anchor-type="paragraph" draw:z-index="0" draw:name="Forme 1" draw:style-name="gr34" draw:text-style-name="P6" svg:width="6.695cm" svg:height="1.668cm" svg:x="4.517cm" svg:y="-0.242cm"><text:p text:style-name="P3">Page d’accueil</text:p><draw:enhanced-geometry svg:viewBox="0 0 21600 21600" draw:type="rectangle" draw:enhanced-path="M 0 0 L 21600 0 21600 21600 0 21600 0 0 Z N"/></draw:custom-shape><draw:custom-shape text:anchor-type="paragraph" draw:z-index="1" draw:name="Forme 2" draw:style-name="gr33" draw:text-style-name="P4" svg:width="16.378cm" svg:height="3.017cm" svg:x="-0.272cm" svg:y="2.907cm"><text:p><text:s text:c="2"/>- liste de tous les photographes avec nom/slogan/localisation/ prix/h Image</text:p><text:p text:style-name="P11"><text:s text:c="2"/>- au clic --→ vers la page du photographe</text:p><draw:enhanced-geometry svg:viewBox="0 0 21600 21600" draw:type="rectangle" draw:enhanced-path="M 0 0 L 21600 0 21600 21600 0 21600 0 0 Z N"/></draw:custom-shape><draw:line text:anchor-type="paragraph" draw:z-index="2" draw:name="Ligne 1" draw:style-name="gr26" draw:text-style-name="P3" svg:x1="6.872cm" svg:y1="1.425cm" svg:x2="6.819cm" svg:y2="2.774cm"><text:p/></draw:line><draw:custom-shape text:anchor-type="paragraph" draw:z-index="3" draw:name="Forme 3" draw:style-name="gr32" draw:text-style-name="P6" svg:width="7.197cm" svg:height="1.932cm" svg:x="4.385cm" svg:y="6.717cm"><text:p text:style-name="P3">Page des photographes</text:p><draw:enhanced-geometry svg:viewBox="0 0 21600 21600" draw:type="rectangle" draw:enhanced-path="M 0 0 L 21600 0 21600 21600 0 21600 0 0 Z N"/></draw:custom-shape><draw:custom-shape text:anchor-type="paragraph" draw:z-index="4" draw:name="Forme 4" draw:style-name="gr31" draw:text-style-name="P7" svg:width="11.775cm" svg:height="1.43cm" svg:x="2.321cm" svg:y="9.548cm"><text:p text:style-name="P3">gallery</text:p><draw:enhanced-geometry svg:viewBox="0 0 21600 21600" draw:type="rectangle" draw:enhanced-path="M 0 0 L 21600 0 21600 21600 0 21600 0 0 Z N"/></draw:custom-shape><draw:custom-shape text:anchor-type="paragraph" draw:z-index="6" draw:name="Forme 5" draw:style-name="gr29" draw:text-style-name="P5" svg:width="4.922cm" svg:height="1.826cm" svg:x="1.316cm" svg:y="14.866cm"><text:p text:style-name="P3">- titre</text:p><text:p text:style-name="P3">- nombre de likes</text:p><draw:enhanced-geometry svg:viewBox="0 0 21600 21600" draw:type="rectangle" draw:enhanced-path="M 0 0 L 21600 0 21600 21600 0 21600 0 0 Z N"/></draw:custom-shape><draw:custom-shape text:anchor-type="paragraph" draw:z-index="7" draw:name="Forme 7" draw:style-name="gr28" draw:text-style-name="P4" svg:width="4.605cm" svg:height="0.98cm" svg:x="7.904cm" svg:y="14.469cm"><text:p>incrementation/medi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 8" draw:style-name="gr27" draw:text-style-name="P4" svg:width="4.313cm" svg:height="0.98cm" svg:x="8.195cm" svg:y="15.792cm"><text:p>Incrementation tota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Ligne 2" draw:style-name="gr26" draw:text-style-name="P3" svg:x1="6.369cm" svg:y1="15.131cm" svg:x2="7.718cm" svg:y2="15.025cm"><text:p/></draw:line><draw:line text:anchor-type="paragraph" draw:z-index="10" draw:name="Ligne 3" draw:style-name="gr26" draw:text-style-name="P3" svg:x1="6.422cm" svg:y1="16.136cm" svg:x2="8.062cm" svg:y2="16.295cm"><text:p/></draw:line><draw:custom-shape text:anchor-type="paragraph" draw:z-index="11" draw:name="Forme 9" draw:style-name="gr25" svg:width="3.943cm" svg:height="1.562cm" svg:x="1.66cm" svg:y="17.803cm"><text:p text:style-name="P3">Tri par popularité</text:p><draw:enhanced-geometry svg:viewBox="0 0 21600 21600" draw:type="rectangle" draw:enhanced-path="M 0 0 L 21600 0 21600 21600 0 21600 0 0 Z N"/></draw:custom-shape><draw:custom-shape text:anchor-type="paragraph" draw:z-index="12" draw:name="Forme 10" draw:style-name="gr24" svg:width="3.705cm" svg:height="1.509cm" svg:x="6.581cm" svg:y="17.829cm"><text:p text:style-name="P3">Tri par titre</text:p><draw:enhanced-geometry svg:viewBox="0 0 21600 21600" draw:type="rectangle" draw:enhanced-path="M 0 0 L 21600 0 21600 21600 0 21600 0 0 Z N"/></draw:custom-shape><draw:line text:anchor-type="paragraph" draw:z-index="13" draw:name="Ligne 4" draw:style-name="gr23" draw:text-style-name="P3" svg:x1="-0.933cm" svg:y1="6.32cm" svg:x2="18.117cm" svg:y2="6.241cm"><text:p/></draw:line><draw:custom-shape text:anchor-type="paragraph" draw:z-index="14" draw:name="Forme 11" draw:style-name="gr22" draw:text-style-name="P7" svg:width="13.415cm" svg:height="1.509cm" svg:x="0.707cm" svg:y="20.396cm"><text:p text:style-name="P3">Lightbox</text:p><draw:enhanced-geometry svg:viewBox="0 0 21600 21600" draw:type="rectangle" draw:enhanced-path="M 0 0 L 21600 0 21600 21600 0 21600 0 0 Z N"/></draw:custom-shape><draw:custom-shape text:anchor-type="paragraph" draw:z-index="15" draw:name="Forme 12" draw:style-name="gr21" draw:text-style-name="P5" svg:width="5.531cm" svg:height="1.403cm" svg:x="0.787cm" svg:y="22.883cm"><text:p text:style-name="P3">Ouverture au clic sur un media</text:p><draw:enhanced-geometry svg:viewBox="0 0 21600 21600" draw:type="rectangle" draw:enhanced-path="M 0 0 L 21600 0 21600 21600 0 21600 0 0 Z N"/></draw:custom-shape><draw:custom-shape text:anchor-type="paragraph" draw:z-index="16" draw:name="Forme 13" draw:style-name="gr20" draw:text-style-name="P4" svg:width="4.922cm" svg:height="1.138cm" svg:x="7.19cm" svg:y="23.068cm"><text:p text:style-name="P3">Croix au coin pour fermer</text:p><draw:enhanced-geometry svg:viewBox="0 0 21600 21600" draw:type="rectangle" draw:enhanced-path="M 0 0 L 21600 0 21600 21600 0 21600 0 0 Z N"/></draw:custom-shape><draw:custom-shape text:anchor-type="paragraph" draw:z-index="18" draw:name="Forme 15" draw:style-name="gr18" draw:text-style-name="P8" svg:width="7.859cm" svg:height="1.537cm" svg:x="0.734cm" svg:y="24.947cm"><text:p text:style-name="P8"><text:span text:style-name="T3">Navigation au clavier : gauche/droite/echap</text:span></text:p><draw:enhanced-geometry svg:viewBox="0 0 21600 21600" draw:type="rectangle" draw:enhanced-path="M 0 0 L 21600 0 21600 21600 0 21600 0 0 Z N"/></draw:custom-shape><text:span text:style-name="Source_20_Text"><text:span text:style-name="T1"><text:line-break/></text:span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draw:custom-shape text:anchor-type="paragraph" draw:z-index="19" draw:name="Forme 16" draw:style-name="gr17" draw:text-style-name="P7" svg:width="12.542cm" svg:height="1.959cm" svg:x="1.236cm" svg:y="-0.848cm"><text:p text:style-name="P3">Formulaire</text:p><draw:enhanced-geometry svg:viewBox="0 0 21600 21600" draw:type="rectangle" draw:enhanced-path="M 0 0 L 21600 0 21600 21600 0 21600 0 0 Z N"/></draw:custom-shape><text:soft-page-break/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draw:custom-shape text:anchor-type="paragraph" draw:z-index="21" draw:name="Forme 18" draw:style-name="gr15" draw:text-style-name="P3" svg:width="6.642cm" svg:height="2.223cm" svg:x="7.851cm" svg:y="0.028cm"><text:p text:style-name="P3">- nom</text:p><text:p text:style-name="P3">- adresse électronique</text:p><text:p text:style-name="P3">- message</text:p><draw:enhanced-geometry svg:viewBox="0 0 21600 21600" draw:type="rectangle" draw:enhanced-path="M 0 0 L 21600 0 21600 21600 0 21600 0 0 Z N"/></draw:custom-shape><text:span text:style-name="Source_20_Text"><text:span text:style-name="T1"/></text:span></text:p>
      <text:p text:style-name="P2"><draw:custom-shape text:anchor-type="paragraph" draw:z-index="20" draw:name="Forme 17" draw:style-name="gr16" svg:width="4.896cm" svg:height="1.562cm" svg:x="0.575cm" svg:y="0.189cm"><text:p text:style-name="P3">modale</text:p><draw:enhanced-geometry svg:viewBox="0 0 21600 21600" draw:type="rectangle" draw:enhanced-path="M 0 0 L 21600 0 21600 21600 0 21600 0 0 Z N"/></draw:custom-shape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draw:custom-shape text:anchor-type="paragraph" draw:z-index="22" draw:name="Forme 19" draw:style-name="gr14" svg:width="13.653cm" svg:height="0.953cm" svg:x="1.104cm" svg:y="0.064cm"><text:p text:style-name="P3">Afficher le contenu des trois champs dans les logs de la console</text:p><draw:enhanced-geometry svg:viewBox="0 0 21600 21600" draw:type="rectangle" draw:enhanced-path="M 0 0 L 21600 0 21600 21600 0 21600 0 0 Z N"/></draw:custom-shape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draw:custom-shape text:anchor-type="paragraph" draw:z-index="23" draw:name="Forme 20" draw:style-name="gr13" draw:text-style-name="P6" svg:width="10.399cm" svg:height="1.588cm" svg:x="2.639cm" svg:y="0.467cm"><text:p text:style-name="P3">Accessibilité</text:p><draw:enhanced-geometry svg:viewBox="0 0 21600 21600" draw:type="rectangle" draw:enhanced-path="M 0 0 L 21600 0 21600 21600 0 21600 0 0 Z N"/></draw:custom-shape><text:span text:style-name="Source_20_Text"><text:span text:style-name="T1"/></text:span></text:p>
      <text:p text:style-name="P2"><text:span text:style-name="Source_20_Text"><text:span text:style-name="T1"/></text:span></text:p>
      <text:p text:style-name="P2"><draw:custom-shape text:anchor-type="paragraph" draw:z-index="24" draw:name="Forme 21" draw:style-name="gr12" svg:width="4.631cm" svg:height="1.138cm" svg:x="0.972cm" svg:y="2.297cm"><text:p text:style-name="P3">HTML sémantiques</text:p><draw:enhanced-geometry svg:viewBox="0 0 21600 21600" draw:type="rectangle" draw:enhanced-path="M 0 0 L 21600 0 21600 21600 0 21600 0 0 Z N"/></draw:custom-shape><draw:custom-shape text:anchor-type="paragraph" draw:z-index="25" draw:name="Forme 22" draw:style-name="gr11" svg:width="4.287cm" svg:height="1.165cm" svg:x="6.74cm" svg:y="2.164cm"><text:p text:style-name="P3">Attribus ARIA</text:p><draw:enhanced-geometry svg:viewBox="0 0 21600 21600" draw:type="rectangle" draw:enhanced-path="M 0 0 L 21600 0 21600 21600 0 21600 0 0 Z N"/></draw:custom-shape><draw:custom-shape text:anchor-type="paragraph" draw:z-index="27" draw:name="Forme 24" draw:style-name="gr9" svg:width="5.478cm" svg:height="1.668cm" svg:x="0.575cm" svg:y="4.493cm"><text:p text:style-name="P3">Test Achecker</text:p><text:p text:style-name="P3">Conforme WCAG</text:p><draw:enhanced-geometry svg:viewBox="0 0 21600 21600" draw:type="rectangle" draw:enhanced-path="M 0 0 L 21600 0 21600 21600 0 21600 0 0 Z N"/></draw:custom-shape><draw:custom-shape text:anchor-type="paragraph" draw:z-index="28" draw:name="Forme 25" draw:style-name="gr8" svg:width="5.292cm" svg:height="2.885cm" svg:x="6.872cm" svg:y="4.704cm"><text:p text:style-name="P3">Gestion des évènements</text:p><text:p text:style-name="P3">Pression clavier configurée</text:p><draw:enhanced-geometry svg:viewBox="0 0 21600 21600" draw:type="rectangle" draw:enhanced-path="M 0 0 L 21600 0 21600 21600 0 21600 0 0 Z N"/></draw:custom-shape><draw:custom-shape text:anchor-type="paragraph" draw:z-index="29" draw:name="Forme 26" draw:style-name="gr7" svg:width="4.737cm" svg:height="2.885cm" svg:x="0.469cm" svg:y="8.117cm"><text:p text:style-name="P3">Test lecteur d’écran</text:p><draw:enhanced-geometry svg:viewBox="0 0 21600 21600" draw:type="rectangle" draw:enhanced-path="M 0 0 L 21600 0 21600 21600 0 21600 0 0 Z N"/></draw:custom-shape><draw:custom-shape text:anchor-type="paragraph" draw:z-index="26" draw:name="Forme 23" draw:style-name="gr10" draw:text-style-name="P3" svg:width="4.155cm" svg:height="3.204cm" svg:x="13.196cm" svg:y="2.48cm"><text:p text:style-name="P3">Images : ALT</text:p><text:p text:style-name="P3">Titre photos</text:p><text:p text:style-name="P3">Nom du photographe</text:p><draw:enhanced-geometry svg:viewBox="0 0 21600 21600" draw:type="rectangle" draw:enhanced-path="M 0 0 L 21600 0 21600 21600 0 21600 0 0 Z N"/></draw:custom-shape><draw:custom-shape text:anchor-type="paragraph" draw:z-index="30" draw:name="Forme 27" draw:style-name="gr6" draw:text-style-name="P6" svg:width="12.013cm" svg:height="1.721cm" svg:x="2.004cm" svg:y="12.033cm"><text:p text:style-name="P3">Contraintes techniques</text:p><draw:enhanced-geometry svg:viewBox="0 0 21600 21600" draw:type="rectangle" draw:enhanced-path="M 0 0 L 21600 0 21600 21600 0 21600 0 0 Z N"/></draw:custom-shape><draw:custom-shape text:anchor-type="paragraph" draw:z-index="31" draw:name="Forme 28" draw:style-name="gr5" draw:text-style-name="P5" svg:width="4.578cm" svg:height="1.324cm" svg:x="0.575cm" svg:y="14.917cm"><text:p text:style-name="P3">Code séparé </text:p><draw:enhanced-geometry svg:viewBox="0 0 21600 21600" draw:type="rectangle" draw:enhanced-path="M 0 0 L 21600 0 21600 21600 0 21600 0 0 Z N"/></draw:custom-shape><draw:custom-shape text:anchor-type="paragraph" draw:z-index="32" draw:name="Forme 29" draw:style-name="gr4" svg:width="3.229cm" svg:height="1.377cm" svg:x="6.475cm" svg:y="14.864cm"><text:p text:style-name="P3">ESLint</text:p><draw:enhanced-geometry svg:viewBox="0 0 21600 21600" draw:type="rectangle" draw:enhanced-path="M 0 0 L 21600 0 21600 21600 0 21600 0 0 Z N"/></draw:custom-shape><draw:custom-shape text:anchor-type="paragraph" draw:z-index="33" draw:name="Forme 30" draw:style-name="gr3" draw:text-style-name="P4" svg:width="4.578cm" svg:height="1.377cm" svg:x="10.735cm" svg:y="14.944cm"><text:p text:style-name="P3">Javascript moderne</text:p><draw:enhanced-geometry svg:viewBox="0 0 21600 21600" draw:type="rectangle" draw:enhanced-path="M 0 0 L 21600 0 21600 21600 0 21600 0 0 Z N"/></draw:custom-shape><draw:custom-shape text:anchor-type="paragraph" draw:z-index="34" draw:name="Forme 31" draw:style-name="gr2" draw:text-style-name="P4" svg:width="6.668cm" svg:height="1.377cm" svg:x="1.184cm" svg:y="17.034cm"><text:p text:style-name="P3">Nom des fonctions a un sens</text:p><draw:enhanced-geometry svg:viewBox="0 0 21600 21600" draw:type="rectangle" draw:enhanced-path="M 0 0 L 21600 0 21600 21600 0 21600 0 0 Z N"/></draw:custom-shape><draw:custom-shape text:anchor-type="paragraph" draw:z-index="35" draw:name="Forme 32" draw:style-name="gr1" draw:text-style-name="P4" svg:width="5.769cm" svg:height="1.244cm" svg:x="9.915cm" svg:y="17.166cm"><text:p text:style-name="P3">Commentaires</text:p><draw:enhanced-geometry svg:viewBox="0 0 21600 21600" draw:type="rectangle" draw:enhanced-path="M 0 0 L 21600 0 21600 21600 0 21600 0 0 Z N"/></draw:custom-shape><text:span text:style-name="Source_20_Text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Inter" svg:font-family="Inter, BlinkMacSystemFont, 'Segoe UI', Roboto, Oxygen, Ubuntu, Cantarell, 'Fira Sans', 'Droid Sans', 'Helvetica Neue', sans-sans"/>
    <style:font-face style:name="JetBrains Mono" svg:font-family="'JetBrains Mono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co" svg:font-family="Monaco, MonacoRegular, 'Courier New', monospac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inherit" svg:font-family="inherit"/>
  </office:font-face-decls>
  <office:styles>
    <draw:marker draw:name="Extrémités_20_de_20_flèche_20_1" draw:display-name="Extrémités de flèche 1" svg:viewBox="0 7 20 13" svg:d="M0 20l10-13 10 13z"/>
    <draw:marker draw:name="Extrémités_20_de_20_flèche_20_2" draw:display-name="Extrémités de flèche 2" svg:viewBox="0 0 20 13" svg:d="M0 13l10-13 10 13z"/>
    <draw:marker draw:name="Extrémités_20_de_20_flèche_20_3" draw:display-name="Extrémités de flèche 3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loext:graphic-properties draw:fill="solid" draw:fill-color="#ffffff"/>
      <style:paragraph-properties fo:margin-top="0.423cm" fo:margin-bottom="0.212cm" style:contextual-spacing="false" fo:background-color="#ffffff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ffffff"/>
      <style:paragraph-properties fo:margin-top="0cm" fo:margin-bottom="0cm" style:contextual-spacing="false" fo:background-color="#ffffff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4T16:09:19.905000000</meta:creation-date>
    <meta:editing-duration>PT6M37S</meta:editing-duration>
    <meta:editing-cycles>3</meta:editing-cycles>
    <meta:generator>LibreOffice/7.2.4.1$Windows_X86_64 LibreOffice_project/27d75539669ac387bb498e35313b970b7fe9c4f9</meta:generator>
    <dc:date>2022-04-14T17:08:19.096000000</dc:date>
    <meta:document-statistic meta:table-count="0" meta:image-count="0" meta:object-count="0" meta:page-count="2" meta:paragraph-count="1" meta:word-count="0" meta:character-count="1" meta:non-whitespace-character-count="0"/>
  </office:meta>
</office:document-meta>
</file>